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54.24mm"/>
    </style:style>
    <style:style style:name="co9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76.08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9.67mm"/>
    </style:style>
    <style:style style:name="co8" style:family="table-column">
      <style:table-column-properties fo:break-before="auto" style:column-width="9.38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0.28mm"/>
    </style:style>
    <style:style style:name="co14" style:family="table-column">
      <style:table-column-properties fo:break-before="auto" style:column-width="10.5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ext-properties style:text-position="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2b2b2"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 fo:border="0.74pt solid #000000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fo:wrap-option="no-wrap" fo:border="0.74pt solid #000000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able-cell-properties fo:background-color="#b2b2b2" fo:border="0.74pt solid #000000"/>
    </style:style>
    <style:style style:name="ce13" style:family="table-cell" style:parent-style-name="Default">
      <style:table-cell-properties fo:background-color="#b2b2b2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/>
  </office:automatic-styles>
  <office:body>
    <office:spreadsheet>
      <table:table table:name="list" table:style-name="ta1" table:print="false"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1016" table:default-cell-style-name="Default"/>
        <table:table-row table:style-name="ro1">
          <table:table-cell table:style-name="ce3" office:value-type="string" calcext:value-type="string">
            <text:p>Name </text:p>
          </table:table-cell>
          <table:table-cell office:value-type="string" calcext:value-type="string">
            <text:p>TDP</text:p>
          </table:table-cell>
          <table:table-cell office:value-type="string" calcext:value-type="string">
            <text:p>Perf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PU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SI Radeon R7 250 2GB DDR3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r72502gd3oc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sus Radeon R7 250 1GB GDDR5</text:p>
          </table:table-cell>
          <table:table-cell office:value-type="float" office:value="65" calcext:value-type="float">
            <text:p>65</text:p>
          </table:table-cell>
          <table:table-cell office:value-type="float" office:value="12.05" calcext:value-type="float">
            <text:p>12,05</text:p>
          </table:table-cell>
          <table:table-cell table:number-columns-repeated="2"/>
          <table:table-cell office:value-type="string" calcext:value-type="string">
            <text:p>http://pcpartpicker.com/part/asus-video-card-r72501gd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I GT74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9.05" calcext:value-type="float">
            <text:p>9,0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n7402gd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VGA GT740 Superclocked</text:p>
          </table:table-cell>
          <table:table-cell office:value-type="float" office:value="64" calcext:value-type="float">
            <text:p>64</text:p>
          </table:table-cell>
          <table:table-cell office:value-type="float" office:value="9.5" calcext:value-type="float">
            <text:p>9,5</text:p>
          </table:table-cell>
          <table:table-cell table:number-columns-repeated="2"/>
          <table:table-cell office:value-type="string" calcext:value-type="string">
            <text:p>http://pcpartpicker.com/part/evga-video-card-02gp42742k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 250X Asus 1GB GDDR5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4.5" calcext:value-type="float">
            <text:p>14,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r7250x1gd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R7 360 MSI 2GB GDDR5</text:p>
          </table:table-cell>
          <table:table-cell office:value-type="float" office:value="100" calcext:value-type="float">
            <text:p>100</text:p>
          </table:table-cell>
          <table:table-cell office:value-type="float" office:value="22.6" calcext:value-type="float">
            <text:p>22,6</text:p>
          </table:table-cell>
          <table:table-cell table:number-columns-repeated="2"/>
          <table:table-cell office:value-type="string" calcext:value-type="string">
            <text:p>http://pcpartpicker.com/part/msi-video-card-r73602gd5oc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 R7 37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8.76" calcext:value-type="float">
            <text:p>28,76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strixr7370dc2oc2gd5gami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7" calcext:value-type="float">
            <text:p>37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Sapphire R7 370 Nitro</text:p>
          </table:table-cell>
          <table:table-cell office:value-type="float" office:value="110" calcext:value-type="float">
            <text:p>110</text:p>
          </table:table-cell>
          <table:table-cell office:value-type="float" office:value="28.85" calcext:value-type="float">
            <text:p>28,85</text:p>
          </table:table-cell>
          <table:table-cell table:number-columns-repeated="2"/>
          <table:table-cell office:value-type="string" calcext:value-type="string">
            <text:p>http://pcpartpicker.com/part/sapphire-video-card-100386nt2goc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TX750Ti Superclocked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3.93" calcext:value-type="float">
            <text:p>23,93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3753k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5" calcext:value-type="float">
            <text:p>3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PNY GeForce GTX750Ti </text:p>
          </table:table-cell>
          <table:table-cell office:value-type="float" office:value="65" calcext:value-type="float">
            <text:p>65</text:p>
          </table:table-cell>
          <table:table-cell office:value-type="float" office:value="23.8" calcext:value-type="float">
            <text:p>23,8</text:p>
          </table:table-cell>
          <table:table-cell table:number-columns-repeated="2"/>
          <table:table-cell office:value-type="string" calcext:value-type="string">
            <text:p>http://pcpartpicker.com/part/pny-video-card-vcggtx750t2xpb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eForce GTX950 Superclocked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.7" calcext:value-type="float">
            <text:p>30,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2951k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Asus GeForce GTX950</text:p>
          </table:table-cell>
          <table:table-cell office:value-type="float" office:value="90" calcext:value-type="float">
            <text:p>90</text:p>
          </table:table-cell>
          <table:table-cell office:value-type="float" office:value="30.05" calcext:value-type="float">
            <text:p>30,05</text:p>
          </table:table-cell>
          <table:table-cell table:number-columns-repeated="2"/>
          <table:table-cell office:value-type="string" calcext:value-type="string">
            <text:p>http://pcpartpicker.com/part/asus-video-card-gtx950m2gd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I GeForce GTX95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30.29" calcext:value-type="float">
            <text:p>30,2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502gd5ocv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" calcext:value-type="float">
            <text:p>4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R9 380 Sapphire ITX 2GB</text:p>
          </table:table-cell>
          <table:table-cell office:value-type="float" office:value="175" calcext:value-type="float">
            <text:p>175</text:p>
          </table:table-cell>
          <table:table-cell office:value-type="float" office:value="37.61" calcext:value-type="float">
            <text:p>37,61</text:p>
          </table:table-cell>
          <table:table-cell table:number-columns-repeated="2"/>
          <table:table-cell office:value-type="string" calcext:value-type="string">
            <text:p>http://pcpartpicker.com/part/sapphire-video-card-100384itxocl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 380 Sapphire Nitro 4GB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0.84" calcext:value-type="float">
            <text:p>40,84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4nt4goc2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MSI R9 380 2GB</text:p>
          </table:table-cell>
          <table:table-cell office:value-type="float" office:value="180" calcext:value-type="float">
            <text:p>180</text:p>
          </table:table-cell>
          <table:table-cell office:value-type="float" office:value="38.12" calcext:value-type="float">
            <text:p>38,12</text:p>
          </table:table-cell>
          <table:table-cell table:number-columns-repeated="2"/>
          <table:table-cell office:value-type="string" calcext:value-type="string">
            <text:p>http://pcpartpicker.com/part/msi-video-card-r93802gd5toc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Color R9 380 2GB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7.8" calcext:value-type="float">
            <text:p>37,8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powercolor-video-card-axr93802gbd5ppdh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7" calcext:value-type="float">
            <text:p>57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PowerColor R9 380 4GB</text:p>
          </table:table-cell>
          <table:table-cell office:value-type="float" office:value="190" calcext:value-type="float">
            <text:p>190</text:p>
          </table:table-cell>
          <table:table-cell office:value-type="float" office:value="40.4" calcext:value-type="float">
            <text:p>40,4</text:p>
          </table:table-cell>
          <table:table-cell table:number-columns-repeated="2"/>
          <table:table-cell office:value-type="string" calcext:value-type="string">
            <text:p>http://pcpartpicker.com/part/powercolor-video-card-axr93804gbd5ppdhe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eForce GTX960 2GB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4.5" calcext:value-type="float">
            <text:p>34,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2gp42966k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Gigabyte GeForce GTX960 2GB</text:p>
          </table:table-cell>
          <table:table-cell office:value-type="float" office:value="115" calcext:value-type="float">
            <text:p>115</text:p>
          </table:table-cell>
          <table:table-cell office:value-type="float" office:value="34.5" calcext:value-type="float">
            <text:p>34,5</text:p>
          </table:table-cell>
          <table:table-cell table:number-columns-repeated="2"/>
          <table:table-cell office:value-type="string" calcext:value-type="string">
            <text:p>http://pcpartpicker.com/part/gigabyte-video-card-gvn960ixoc2gd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eForce GTX960 4GB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37" calcext:value-type="float">
            <text:p>3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4gp43965k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" calcext:value-type="float">
            <text:p>5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Asus GeForce GTX960 4GB</text:p>
          </table:table-cell>
          <table:table-cell office:value-type="float" office:value="125" calcext:value-type="float">
            <text:p>125</text:p>
          </table:table-cell>
          <table:table-cell office:value-type="float" office:value="38.41" calcext:value-type="float">
            <text:p>38,41</text:p>
          </table:table-cell>
          <table:table-cell table:number-columns-repeated="2"/>
          <table:table-cell office:value-type="string" calcext:value-type="string">
            <text:p>http://pcpartpicker.com/part/asus-video-card-strixgtx960dc2oc4gd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FX R9 380X DD XXX OC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43.51" calcext:value-type="float">
            <text:p>43,5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xfx-video-card-r9380x4df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>
            <text:p>PowerColor Radeon R9 380X 4GB PCS+</text:p>
          </table:table-cell>
          <table:table-cell office:value-type="float" office:value="190" calcext:value-type="float">
            <text:p>190</text:p>
          </table:table-cell>
          <table:table-cell office:value-type="float" office:value="43.84" calcext:value-type="float">
            <text:p>43,84</text:p>
          </table:table-cell>
          <table:table-cell table:number-columns-repeated="2"/>
          <table:table-cell office:value-type="string" calcext:value-type="string">
            <text:p>http://pcpartpicker.com/part/powercolor-video-card-axr9380x4gbd5ppdhv2e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apphire Radeon R9 390 8GB Nitro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60.51" calcext:value-type="float">
            <text:p>60,5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2ntoc2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" calcext:value-type="float">
            <text:p>6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Gigabyte R9 390 </text:p>
          </table:table-cell>
          <table:table-cell office:value-type="float" office:value="260" calcext:value-type="float">
            <text:p>260</text:p>
          </table:table-cell>
          <table:table-cell office:value-type="float" office:value="60.14" calcext:value-type="float">
            <text:p>60,14</text:p>
          </table:table-cell>
          <table:table-cell table:number-columns-repeated="2"/>
          <table:table-cell office:value-type="string" calcext:value-type="string">
            <text:p>http://pcpartpicker.com/part/gigabyte-video-card-gvr939wf28gd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Color R9 390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0.55" calcext:value-type="float">
            <text:p>60,5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powercolor-video-card-axr93908gbd5ppdh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5" calcext:value-type="float">
            <text:p>6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EVGA GTX970 Superclocked</text:p>
          </table:table-cell>
          <table:table-cell office:value-type="float" office:value="155" calcext:value-type="float">
            <text:p>155</text:p>
          </table:table-cell>
          <table:table-cell office:value-type="float" office:value="58.5" calcext:value-type="float">
            <text:p>58,5</text:p>
          </table:table-cell>
          <table:table-cell table:number-columns-repeated="2"/>
          <table:table-cell office:value-type="string" calcext:value-type="string">
            <text:p>http://pcpartpicker.com/part/evga-video-card-04gp42974kr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SI GeForce GTX 970 4GB Twin Frozr V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58.01" calcext:value-type="float">
            <text:p>58,01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70gaming4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" calcext:value-type="float">
            <text:p>60</text:p>
          </table:table-cell>
          <table:table-cell table:style-name="ce13" table:number-columns-repeated="1016"/>
        </table:table-row>
        <table:table-row table:style-name="ro1">
          <table:table-cell table:style-name="ce8" office:value-type="string" calcext:value-type="string">
            <text:p>Gigabyte GeForce GTX 970 </text:p>
          </table:table-cell>
          <table:table-cell office:value-type="float" office:value="145" calcext:value-type="float">
            <text:p>145</text:p>
          </table:table-cell>
          <table:table-cell office:value-type="float" office:value="56.01" calcext:value-type="float">
            <text:p>56,01</text:p>
          </table:table-cell>
          <table:table-cell table:number-columns-repeated="2"/>
          <table:table-cell office:value-type="string" calcext:value-type="string">
            <text:p>http://pcpartpicker.com/part/gigabyte-video-card-gvn970ixoc4gd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Zotac GeForce GTX 980 4GB AMP! Edition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68.69" calcext:value-type="float">
            <text:p>68,6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zotac-video-card-zt9020410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>
            <text:p>Gigabyte GeForce GTX 980 4GB WINDFORCE 3X</text:p>
          </table:table-cell>
          <table:table-cell office:value-type="float" office:value="165" calcext:value-type="float">
            <text:p>165</text:p>
          </table:table-cell>
          <table:table-cell office:value-type="float" office:value="66.95" calcext:value-type="float">
            <text:p>66,95</text:p>
          </table:table-cell>
          <table:table-cell table:number-columns-repeated="2"/>
          <table:table-cell office:value-type="string" calcext:value-type="string">
            <text:p>http://pcpartpicker.com/part/gigabyte-video-card-gvn980wf3oc4gd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I GTX980 TwinFrozr V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7.7" calcext:value-type="float">
            <text:p>67,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80gaming4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0" calcext:value-type="float">
            <text:p>70</text:p>
          </table:table-cell>
          <table:table-cell table:style-name="ce13" table:number-columns-repeated="1016"/>
        </table:table-row>
        <table:table-row table:style-name="ro1">
          <table:table-cell table:style-name="ce7" office:value-type="string" calcext:value-type="string">
            <text:p>PowerColor Radeon R9 390X 8GB DEVIL</text:p>
          </table:table-cell>
          <table:table-cell office:value-type="float" office:value="280" calcext:value-type="float">
            <text:p>280</text:p>
          </table:table-cell>
          <table:table-cell office:value-type="float" office:value="64.01" calcext:value-type="float">
            <text:p>64,01</text:p>
          </table:table-cell>
          <table:table-cell table:number-columns-repeated="2"/>
          <table:table-cell office:value-type="string" calcext:value-type="string">
            <text:p>http://pcpartpicker.com/part/powercolor-video-card-axr9390x8gbd5adhe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pphire R9 390X Tri-X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63.57" calcext:value-type="float">
            <text:p>63,5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81ntoc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4" calcext:value-type="float">
            <text:p>74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MSI R9 390X</text:p>
          </table:table-cell>
          <table:table-cell office:value-type="float" office:value="275" calcext:value-type="float">
            <text:p>275</text:p>
          </table:table-cell>
          <table:table-cell office:value-type="float" office:value="63.91" calcext:value-type="float">
            <text:p>63,91</text:p>
          </table:table-cell>
          <table:table-cell table:number-columns-repeated="2"/>
          <table:table-cell office:value-type="string" calcext:value-type="string">
            <text:p>http://pcpartpicker.com/part/msi-video-card-r9390xgaming8g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 R9 Nano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66.39" calcext:value-type="float">
            <text:p>66,39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r9nano4g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0" calcext:value-type="float">
            <text:p>80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Xfx R9 Nano</text:p>
          </table:table-cell>
          <table:table-cell office:value-type="float" office:value="175" calcext:value-type="float">
            <text:p>175</text:p>
          </table:table-cell>
          <table:table-cell office:value-type="float" office:value="66.39" calcext:value-type="float">
            <text:p>66,39</text:p>
          </table:table-cell>
          <table:table-cell table:number-columns-repeated="2"/>
          <table:table-cell office:value-type="string" calcext:value-type="string">
            <text:p>http://pcpartpicker.com/part/xfx-video-card-r9nano4sf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pphire R9 Fury</text:p>
          </table:table-cell>
          <table:table-cell table:style-name="ce6" office:value-type="float" office:value="260" calcext:value-type="float">
            <text:p>260</text:p>
          </table:table-cell>
          <table:table-cell table:style-name="ce12" office:value-type="float" office:value="68.84" calcext:value-type="float">
            <text:p>68,84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sapphire-video-card-100379ntocs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5" calcext:value-type="float">
            <text:p>8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Gigabyte R9 Fury </text:p>
          </table:table-cell>
          <table:table-cell office:value-type="float" office:value="260" calcext:value-type="float">
            <text:p>260</text:p>
          </table:table-cell>
          <table:table-cell office:value-type="float" office:value="68.75" calcext:value-type="float">
            <text:p>68,75</text:p>
          </table:table-cell>
          <table:table-cell table:number-columns-repeated="2"/>
          <table:table-cell office:value-type="string" calcext:value-type="string">
            <text:p>http://pcpartpicker.com/part/gigabyte-video-card-gvr9furywf3oc4gd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 R9 Fury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68.7" calcext:value-type="float">
            <text:p>68,7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strixr9furydc34ggamin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5" calcext:value-type="float">
            <text:p>8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Powercolor R9 Fury X</text:p>
          </table:table-cell>
          <table:table-cell office:value-type="float" office:value="275" calcext:value-type="float">
            <text:p>275</text:p>
          </table:table-cell>
          <table:table-cell office:value-type="float" office:value="77.35" calcext:value-type="float">
            <text:p>77,35</text:p>
          </table:table-cell>
          <table:table-cell table:number-columns-repeated="2"/>
          <table:table-cell office:value-type="string" calcext:value-type="string">
            <text:p>http://pcpartpicker.com/part/powercolor-video-card-axr9furyx4gbhbmdh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 R9 Fury X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77.35" calcext:value-type="float">
            <text:p>77,3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r9furyx4g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8" calcext:value-type="float">
            <text:p>88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XFX R9 Fury X</text:p>
          </table:table-cell>
          <table:table-cell office:value-type="float" office:value="275" calcext:value-type="float">
            <text:p>275</text:p>
          </table:table-cell>
          <table:table-cell office:value-type="float" office:value="77.35" calcext:value-type="float">
            <text:p>77,35</text:p>
          </table:table-cell>
          <table:table-cell table:number-columns-repeated="2"/>
          <table:table-cell office:value-type="string" calcext:value-type="string">
            <text:p>http://pcpartpicker.com/part/xfx-video-card-r9fury4qfa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I 980Ti OC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93.95" calcext:value-type="float">
            <text:p>93,95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msi-video-card-gtx980ti6gd5to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5" calcext:value-type="float">
            <text:p>85</text:p>
          </table:table-cell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Zotac GeForce 980Ti</text:p>
          </table:table-cell>
          <table:table-cell office:value-type="float" office:value="250" calcext:value-type="float">
            <text:p>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http://pcpartpicker.com/part/zotac-video-card-zt9050110p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GA GTX 980Ti FTW ACX2.0+</text:p>
          </table:table-cell>
          <table:table-cell table:style-name="ce6" office:value-type="float" office:value="250" calcext:value-type="float">
            <text:p>250</text:p>
          </table:table-cell>
          <table:table-cell table:style-name="ce12" office:value-type="float" office:value="94.06" calcext:value-type="float">
            <text:p>94,06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evga-video-card-06gp44996k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5" calcext:value-type="float">
            <text:p>85</text:p>
          </table:table-cell>
          <table:table-cell table:style-name="ce13" table:number-columns-repeated="1016"/>
        </table:table-row>
        <table:table-row table:style-name="ro4">
          <table:table-cell table:style-name="ce3" office:value-type="string" calcext:value-type="string">
            <text:p>EVGA GTX Titan X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<text:a xlink:href="http://pcpartpicker.com/part/evga-video-card-12gp42992kr" xlink:type="simple">http://pcpartpicker.com/part/evga-video-card-12gp42992kr</text:a>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us GeForce GTX Titan X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number-columns-repeated="2"/>
          <table:table-cell table:style-name="ce6" office:value-type="string" calcext:value-type="string">
            <text:p>http://pcpartpicker.com/part/asus-video-card-gtxtitanx12gd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1016"/>
        </table:table-row>
      </table:table>
      <table:table table:name="perf" table:style-name="ta1" table:print="false">
        <table:table-column table:style-name="co10" table:default-cell-style-name="Default"/>
        <table:table-column table:style-name="co9" table:number-columns-repeated="6" table:default-cell-style-name="Default"/>
        <table:table-column table:style-name="co9" table:default-cell-style-name="ce11"/>
        <table:table-row table:style-name="ro1">
          <table:table-cell/>
          <table:table-cell office:value-type="string" calcext:value-type="string">
            <text:p>3D Mark Fire Strike </text:p>
          </table:table-cell>
          <table:table-cell office:value-type="string" calcext:value-type="string">
            <text:p>Unigine Heaven 4.0</text:p>
          </table:table-cell>
          <table:table-cell office:value-type="string" calcext:value-type="string">
            <text:p>BF 4 </text:p>
          </table:table-cell>
          <table:table-cell office:value-type="string" calcext:value-type="string">
            <text:p>Witcher 3 </text:p>
          </table:table-cell>
          <table:table-cell office:value-type="string" calcext:value-type="string">
            <text:p>BF 4 1440p</text:p>
          </table:table-cell>
          <table:table-cell office:value-type="string" calcext:value-type="string">
            <text:p>Witcher 3 1440p</text:p>
          </table:table-cell>
          <table:table-cell office:value-type="string" calcext:value-type="string">
            <text:p>Overall </text:p>
          </table:table-cell>
        </table:table-row>
        <table:table-row table:style-name="ro1">
          <table:table-cell office:value-type="string" calcext:value-type="string">
            <text:p>EVGA GTX Titan X</text:p>
          </table:table-cell>
          <table:table-cell office:value-type="float" office:value="16000" calcext:value-type="float">
            <text:p>16000</text:p>
          </table:table-cell>
          <table:table-cell office:value-type="float" office:value="110.1" calcext:value-type="float">
            <text:p>110,1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R9 Fury X</text:p>
          </table:table-cell>
          <table:table-cell table:style-name="ce10" office:value-type="float" office:value="8096" calcext:value-type="float">
            <text:p>8096</text:p>
          </table:table-cell>
          <table:table-cell office:value-type="float" office:value="46.7" calcext:value-type="float">
            <text:p>46,7</text:p>
          </table:table-cell>
          <table:table-cell office:value-type="float" office:value="46.2" calcext:value-type="float">
            <text:p>46,2</text:p>
          </table:table-cell>
          <table:table-cell office:value-type="float" office:value="26.5" calcext:value-type="float">
            <text:p>26,5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formula="of:=1/6*[.B3]/[.$B$2] * 100 + 1/6* [.C3]/[.$C$2]*100 + 1/6*[.D3]/[.$D$2]*100 + 1/6*[.E3]/[.E2]*100 + 1/6 * [.F3]/[.F2]*100 + 1/6 * [.G3]/[.G2] * 100" office:value-type="float" office:value="42.5075201856915" calcext:value-type="float">
            <text:p>42,51</text:p>
          </table:table-cell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.00.0000</text:date>, <text:time style:data-style-name="N2" text:time-value="19:20:27.32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32:33.87</meta:creation-date>
    <meta:generator>LibreOffice/5.1.0.3$Windows_x86 LibreOffice_project/5e3e00a007d9b3b6efb6797a8b8e57b51ab1f737</meta:generator>
    <dc:date>2016-05-05T19:25:41.457000000</dc:date>
    <meta:editing-duration>PT3H18M11S</meta:editing-duration>
    <meta:editing-cycles>42</meta:editing-cycles>
    <meta:print-date>2016-05-04T08:59:59.922000000</meta:print-date>
    <meta:document-statistic meta:table-count="3" meta:cell-count="325" meta:object-count="0"/>
  </office:meta>
</office:document-meta>
</file>